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201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200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200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200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200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200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200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9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64" calcext:value-type="float">
            <text:p>49.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9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9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9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9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1216" calcext:value-type="float">
            <text:p>48.5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9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2448" calcext:value-type="float">
            <text:p>48.5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9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2992" calcext:value-type="float">
            <text:p>48.3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9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9528" calcext:value-type="float">
            <text:p>48.0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8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2576" calcext:value-type="float">
            <text:p>48.0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8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8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076" calcext:value-type="float">
            <text:p>47.9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8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8464" calcext:value-type="float">
            <text:p>47.9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8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2848" calcext:value-type="float">
            <text:p>47.9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8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8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8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7296" calcext:value-type="float">
            <text:p>47.7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4392" calcext:value-type="float">
            <text:p>48.0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8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7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7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7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7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7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7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6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NHP-CY-036</text:p>
          </table:table-cell>
          <table:table-cell office:value-type="string" calcext:value-type="string">
            <text:p>196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